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6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Read(Linux+SC)</text:p>
          </table:table-cell>
          <table:covered-table-cell/>
          <table:table-cell office:value-type="string" calcext:value-type="string" table:number-columns-spanned="2" table:number-rows-spanned="1">
            <text:p>StreamRead(Linux+SC+RM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2677" calcext:value-type="float">
            <text:p>0.2677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2706" calcext:value-type="float">
            <text:p>0.2706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float" office:value="0.298" calcext:value-type="float">
            <text:p>0.298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3009" calcext:value-type="float">
            <text:p>0.3009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3849" calcext:value-type="float">
            <text:p>0.384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3842" calcext:value-type="float">
            <text:p>0.3842</text:p>
          </table:table-cell>
          <table:table-cell table:style-name="ce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.0853" calcext:value-type="float">
            <text:p>1.085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.099" calcext:value-type="float">
            <text:p>1.0990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ce2" office:value-type="float" office:value="3.954" calcext:value-type="float">
            <text:p>3.9540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3.9818" calcext:value-type="float">
            <text:p>3.9818</text:p>
          </table:table-cell>
          <table:table-cell table:style-name="ce2" office:value-type="float" office:value="0.0019" calcext:value-type="float">
            <text:p>0.0019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490.96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 Sheet2.H1:Sheet2.H1 Sheet2.H3:Sheet2.H7 Sheet2.I3:Sheet2.I7 Sheet2.I3:Sheet2.I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Linux+SC)</text:p>
          </table:table-cell>
          <table:covered-table-cell/>
          <table:table-cell office:value-type="string" calcext:value-type="string" table:number-columns-spanned="2" table:number-rows-spanned="1">
            <text:p>StreamWrite(Linux+SC+RM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0.605" calcext:value-type="float">
            <text:p>0.6050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6059" calcext:value-type="float">
            <text:p>0.6059</text:p>
          </table:table-cell>
          <table:table-cell table:style-name="ce2"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0.6224" calcext:value-type="float">
            <text:p>0.622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6183" calcext:value-type="float">
            <text:p>0.6183</text:p>
          </table:table-cell>
          <table:table-cell table:style-name="ce2"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7127" calcext:value-type="float">
            <text:p>0.712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7187" calcext:value-type="float">
            <text:p>0.7187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2065" calcext:value-type="float">
            <text:p>2.206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2.2493" calcext:value-type="float">
            <text:p>2.2493</text:p>
          </table:table-cell>
          <table:table-cell table:style-name="ce2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8.0389" calcext:value-type="float">
            <text:p>8.0389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8.0342" calcext:value-type="float">
            <text:p>8.0342</text:p>
          </table:table-cell>
          <table:table-cell table:style-name="ce2" office:value-type="float" office:value="0.0022" calcext:value-type="float">
            <text:p>0.002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5:57:19.54730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59:04.464810464</dc:date>
    <meta:editing-duration>PT2H53M19S</meta:editing-duration>
    <meta:editing-cycles>13</meta:editing-cycles>
    <meta:generator>LibreOffice/5.1.6.2$Linux_X86_64 LibreOffice_project/10m0$Build-2</meta:generator>
    <meta:document-statistic meta:table-count="2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9" chart:origin="0" chart:interval-major="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.617cm" svg:y="0.093cm" style:legend-expansion="custom" chartooo:width="16.044cm" chartooo:height="1.487cm" style:legend-expansion-aspect-ratio="10.7895090786819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964cm" svg:y="1.99cm" svg:width="12.744cm" svg:height="6.959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4cm" svg:y="9.396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3cm" svg:y="8.306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2677">
                <text:p>0.2677</text:p>
                <draw:g>
                  <svg:desc>Sheet1.F3:Sheet1.F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2706">
                <text:p>0.2706</text:p>
                <draw:g>
                  <svg:desc>Sheet1.H3:Sheet1.H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98">
                <text:p>0.29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3009">
                <text:p>0.30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3849">
                <text:p>0.384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3842">
                <text:p>0.3842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.0853">
                <text:p>1.085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099">
                <text:p>1.09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3.954">
                <text:p>3.954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3.9818">
                <text:p>3.9818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" chart:maximum="9" chart:origin="0" chart:interval-major="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2.I3:Sheet2.I7" chart:error-lower-range="Sheet2.I3:Sheet2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I3:Sheet2.I7" chart:error-lower-range="Sheet2.I3:Sheet2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.723cm" svg:y="0.093cm" style:legend-expansion="custom" chartooo:width="15.917cm" chartooo:height="1.487cm" style:legend-expansion-aspect-ratio="10.7041022192334" chart:style-name="ch2"/>
        <chart:plot-area chart:style-name="ch3" table:cell-range-address="Sheet2.A3:Sheet2.B7 Sheet2.B1:Sheet2.B1 Sheet2.D1:Sheet2.D1 Sheet2.D3:Sheet2.D7 Sheet2.F1:Sheet2.F1 Sheet2.F3:Sheet2.F7 Sheet2.H1:Sheet2.H1 Sheet2.H3:Sheet2.H7" chart:data-source-has-labels="both" svg:x="2.964cm" svg:y="1.99cm" svg:width="12.744cm" svg:height="6.959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7cm" svg:y="9.397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3cm" svg:y="8.30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series chart:style-name="ch16" chart:values-cell-range-address="Sheet2.H3:Sheet2.H7" chart:label-cell-address="Sheet2.H1:Sheet2.H1" chart:class="chart:line">
            <chart:error-indicator chart:style-name="ch17" chart:dimension="y"/>
            <chart:data-point/>
            <chart:data-point chart:style-name="ch18"/>
            <chart:data-point chart:repeated="2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Linux)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Linux)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Linux+SC)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(Linux+SC+RM)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605">
                <text:p>0.605</text:p>
                <draw:g>
                  <svg:desc>Sheet2.F3:Sheet2.F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0028">
                <text:p>0.0028</text:p>
                <draw:g>
                  <svg:desc>Sheet2.G3:Sheet2.G7</svg:desc>
                </draw:g>
              </table:table-cell>
              <table:table-cell office:value-type="float" office:value="0.6059">
                <text:p>0.6059</text:p>
                <draw:g>
                  <svg:desc>Sheet2.H3:Sheet2.H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  <table:table-cell office:value-type="float" office:value="0.0027">
                <text:p>0.0027</text:p>
                <draw:g>
                  <svg:desc>Sheet2.I3:Sheet2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6224">
                <text:p>0.6224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  <table:table-cell office:value-type="float" office:value="0.6183">
                <text:p>0.6183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7127">
                <text:p>0.712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187">
                <text:p>0.718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2065">
                <text:p>2.2065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2.2493">
                <text:p>2.249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8.0389">
                <text:p>8.0389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8.0342">
                <text:p>8.0342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